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52cm"/>
    </style:style>
    <style:style style:name="co2" style:family="table-column">
      <style:table-column-properties fo:break-before="auto" style:column-width="5.632cm"/>
    </style:style>
    <style:style style:name="co3" style:family="table-column">
      <style:table-column-properties fo:break-before="auto" style:column-width="8.26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523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2.912cm"/>
    </style:style>
    <style:style style:name="co8" style:family="table-column">
      <style:table-column-properties fo:break-before="auto" style:column-width="2.801cm"/>
    </style:style>
    <style:style style:name="co9" style:family="table-column">
      <style:table-column-properties fo:break-before="auto" style:column-width="3.357cm"/>
    </style:style>
    <style:style style:name="co10" style:family="table-column">
      <style:table-column-properties fo:break-before="auto" style:column-width="3.579cm"/>
    </style:style>
    <style:style style:name="co11" style:family="table-column">
      <style:table-column-properties fo:break-before="auto" style:column-width="2.746cm"/>
    </style:style>
    <style:style style:name="co12" style:family="table-column">
      <style:table-column-properties fo:break-before="auto" style:column-width="0.804cm"/>
    </style:style>
    <style:style style:name="co13" style:family="table-column">
      <style:table-column-properties fo:break-before="auto" style:column-width="5.38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etting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>
            <text:p>Group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Full nam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Range min</text:p>
          </table:table-cell>
          <table:table-cell table:style-name="ce1" office:value-type="string">
            <text:p>Range max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Descr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/>
        </table:table-row>
        <table:table-row table:style-name="ro1">
          <table:table-cell table:style-name="ce1" office:value-type="string">
            <text:p>Units</text:p>
          </table:table-cell>
          <table:table-cell office:value-type="string">
            <text:p>temp_unit</text:p>
          </table:table-cell>
          <table:table-cell office:value-type="string">
            <text:p>Tempereture unit</text:p>
          </table:table-cell>
          <table:table-cell office:value-type="string">
            <text:p>uint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elcius</text:p>
          </table:table-cell>
          <table:table-cell office:value-type="string">
            <text:p>Fahrenhei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urr_range</text:p>
          </table:table-cell>
          <table:table-cell office:value-type="string">
            <text:p>Current range</text:p>
          </table:table-cell>
          <table:table-cell office:value-type="string">
            <text:p>uint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-3276.8..3276.7A</text:p>
          </table:table-cell>
          <table:table-cell office:value-type="string">
            <text:p>-327.68..327.67A</text:p>
          </table:table-cell>
          <table:table-cell office:value-type="string">
            <text:p>-32.768..32.767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xt_format</text:p>
          </table:table-cell>
          <table:table-cell office:value-type="string">
            <text:p>Text format</text:p>
          </table:table-cell>
          <table:table-cell office:value-type="string">
            <text:p>uint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UART output data format</text:p>
          </table:table-cell>
          <table:table-cell office:value-type="string">
            <text:p>Disable output</text:p>
          </table:table-cell>
          <table:table-cell office:value-type="string">
            <text:p>var=value list</text:p>
          </table:table-cell>
          <table:table-cell office:value-type="string">
            <text:p>csv with ;</text:p>
          </table:table-cell>
          <table:table-cell office:value-type="string">
            <text:p>csv with ,</text:p>
          </table:table-cell>
          <table:table-cell office:value-type="string">
            <text:p>Binary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>
            <text:p>Pack settings</text:p>
          </table:table-cell>
          <table:table-cell office:value-type="string">
            <text:p>num_cells</text:p>
          </table:table-cell>
          <table:table-cell office:value-type="string">
            <text:p>Number of cells</text:p>
          </table:table-cell>
          <table:table-cell office:value-type="string">
            <text:p>uint8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orig_pack_ah</text:p>
          </table:table-cell>
          <table:table-cell office:value-type="string">
            <text:p>Original pack Ah</text:p>
          </table:table-cell>
          <table:table-cell office:value-type="string">
            <text:p>int16</text:p>
          </table:table-cell>
          <table:table-cell office:value-type="float" office:value="1">
            <text:p>1</text:p>
          </table:table-cell>
          <table:table-cell office:value-type="float" office:value="32768">
            <text:p>32768</text:p>
          </table:table-cell>
          <table:table-cell office:value-type="float" office:value="0">
            <text:p>0</text:p>
          </table:table-cell>
          <table:table-cell office:value-type="string">
            <text:p>curr_range defines unit siz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ct_pack_ah</text:p>
          </table:table-cell>
          <table:table-cell office:value-type="string">
            <text:p>Actual pack Ah</text:p>
          </table:table-cell>
          <table:table-cell office:value-type="string">
            <text:p>int16</text:p>
          </table:table-cell>
          <table:table-cell office:value-type="float" office:value="1">
            <text:p>1</text:p>
          </table:table-cell>
          <table:table-cell office:value-type="float" office:value="32768">
            <text:p>32768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>
            <text:p>Voltage limits</text:p>
          </table:table-cell>
          <table:table-cell office:value-type="string">
            <text:p>limit_hv</text:p>
          </table:table-cell>
          <table:table-cell office:value-type="string">
            <text:p>Limit high voltage</text:p>
          </table:table-cell>
          <table:table-cell office:value-type="string">
            <text:p>int16</text:p>
          </table:table-cell>
          <table:table-cell office:value-type="float" office:value="2500">
            <text:p>2500</text:p>
          </table:table-cell>
          <table:table-cell office:value-type="float" office:value="4350">
            <text:p>4350</text:p>
          </table:table-cell>
          <table:table-cell office:value-type="float" office:value="4150">
            <text:p>4150</text:p>
          </table:table-cell>
          <table:table-cell office:value-type="string">
            <text:p>High voltage limit in millivolts</text:p>
          </table:table-cell>
          <table:table-cell table:number-columns-repeated="5"/>
        </table:table-row>
        <table:table-row table:style-name="ro1">
          <table:table-cell table:style-name="ce1"/>
          <table:table-cell office:value-type="string">
            <text:p>limit_alt_hv</text:p>
          </table:table-cell>
          <table:table-cell office:value-type="string">
            <text:p>Alternative high voltage limit</text:p>
          </table:table-cell>
          <table:table-cell office:value-type="string">
            <text:p>int16</text:p>
          </table:table-cell>
          <table:table-cell office:value-type="float" office:value="2500">
            <text:p>2500</text:p>
          </table:table-cell>
          <table:table-cell office:value-type="float" office:value="4350">
            <text:p>4350</text:p>
          </table:table-cell>
          <table:table-cell office:value-type="float" office:value="4000">
            <text:p>4000</text:p>
          </table:table-cell>
          <table:table-cell office:value-type="string">
            <text:p>Alternative limit, long-life charging for example.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imit_lv_normal</text:p>
          </table:table-cell>
          <table:table-cell office:value-type="string">
            <text:p>Limit low voltage open circuit</text:p>
          </table:table-cell>
          <table:table-cell office:value-type="string">
            <text:p>int16</text:p>
          </table:table-cell>
          <table:table-cell office:value-type="float" office:value="2000">
            <text:p>2000</text:p>
          </table:table-cell>
          <table:table-cell office:value-type="float" office:value="4000">
            <text:p>4000</text:p>
          </table:table-cell>
          <table:table-cell office:value-type="float" office:value="2800">
            <text:p>2800</text:p>
          </table:table-cell>
          <table:table-cell office:value-type="string">
            <text:p>LV cutoff limit during light currents and high temperatur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imit_lv_min</text:p>
          </table:table-cell>
          <table:table-cell office:value-type="string">
            <text:p>Limit low voltage minimum</text:p>
          </table:table-cell>
          <table:table-cell office:value-type="string">
            <text:p>int16</text:p>
          </table:table-cell>
          <table:table-cell office:value-type="float" office:value="1900">
            <text:p>1900</text:p>
          </table:table-cell>
          <table:table-cell office:value-type="float" office:value="4000">
            <text:p>4000</text:p>
          </table:table-cell>
          <table:table-cell office:value-type="float" office:value="2300">
            <text:p>2300</text:p>
          </table:table-cell>
          <table:table-cell office:value-type="string">
            <text:p>LV cutoff limit during highest currents and lowest temperatur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zerosoc_offset</text:p>
          </table:table-cell>
          <table:table-cell office:value-type="string">
            <text:p>Zero SoC offset</text:p>
          </table:table-cell>
          <table:table-cell office:value-type="string">
            <text:p>int16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300">
            <text:p>300</text:p>
          </table:table-cell>
          <table:table-cell office:value-type="string">
            <text:p>How many millivolts above LVC is the 0% SoC.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>
            <text:p>Temp. Limits</text:p>
          </table:table-cell>
          <table:table-cell office:value-type="string">
            <text:p>limit_charge_min_temp_locurr</text:p>
          </table:table-cell>
          <table:table-cell office:value-type="string">
            <text:p>Charge minimum temperature w/ low current</text:p>
          </table:table-cell>
          <table:table-cell office:value-type="string">
            <text:p>int16</text:p>
          </table:table-cell>
          <table:table-cell office:value-type="float" office:value="-20">
            <text:p>-20</text:p>
          </table:table-cell>
          <table:table-cell office:value-type="float" office:value="40">
            <text:p>40</text:p>
          </table:table-cell>
          <table:table-cell office:value-type="float" office:value="-2">
            <text:p>-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limit_charge_min_temp_hicurr</text:p>
          </table:table-cell>
          <table:table-cell office:value-type="string">
            <text:p>Charge minimum temperature w/ hi current</text:p>
          </table:table-cell>
          <table:table-cell office:value-type="string">
            <text:p>int16</text:p>
          </table:table-cell>
          <table:table-cell office:value-type="float" office:value="-20">
            <text:p>-2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limit_charge_max_temp_locurr</text:p>
          </table:table-cell>
          <table:table-cell office:value-type="string">
            <text:p>Charge maximum temperature w/ low current</text:p>
          </table:table-cell>
          <table:table-cell office:value-type="string">
            <text:p>int16</text:p>
          </table:table-cell>
          <table:table-cell office:value-type="float" office:value="-20">
            <text:p>-20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limit_charge_max_temp_hicurr</text:p>
          </table:table-cell>
          <table:table-cell office:value-type="string">
            <text:p>Charge maximum temperature w/ hi current</text:p>
          </table:table-cell>
          <table:table-cell office:value-type="string">
            <text:p>int16</text:p>
          </table:table-cell>
          <table:table-cell office:value-type="float" office:value="-20">
            <text:p>-20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limit_discharge_max_temp_locurr</text:p>
          </table:table-cell>
          <table:table-cell office:value-type="string">
            <text:p>Discharge maximum temperature w/ low current</text:p>
          </table:table-cell>
          <table:table-cell office:value-type="string">
            <text:p>int16</text:p>
          </table:table-cell>
          <table:table-cell office:value-type="float" office:value="-20">
            <text:p>-20</text:p>
          </table:table-cell>
          <table:table-cell office:value-type="float" office:value="80">
            <text:p>80</text:p>
          </table:table-cell>
          <table:table-cell office:value-type="float" office:value="65">
            <text:p>6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limit_discharge_max_temp_hicurr</text:p>
          </table:table-cell>
          <table:table-cell office:value-type="string">
            <text:p>Discharge maximum temperature w/ hi current</text:p>
          </table:table-cell>
          <table:table-cell office:value-type="string">
            <text:p>int16</text:p>
          </table:table-cell>
          <table:table-cell office:value-type="float" office:value="-20">
            <text:p>-2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>
            <text:p>Features</text:p>
          </table:table-cell>
          <table:table-cell table:style-name="ce2" office:value-type="string">
            <text:p>isense_on</text:p>
          </table:table-cell>
          <table:table-cell office:value-type="string">
            <text:p>Use current sensing</text:p>
          </table:table-cell>
          <table:table-cell office:value-type="string">
            <text:p>uint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oc_integration_on</text:p>
          </table:table-cell>
          <table:table-cell office:value-type="string">
            <text:p>Use SoC integration</text:p>
          </table:table-cell>
          <table:table-cell office:value-type="string">
            <text:p>uint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ff</text:p>
          </table:table-cell>
          <table:table-cell office:value-type="string">
            <text:p>Reset at 100%</text:p>
          </table:table-cell>
          <table:table-cell office:value-type="string">
            <text:p>Reset at 0%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update_capacity_on</text:p>
          </table:table-cell>
          <table:table-cell office:value-type="string">
            <text:p>Update capacity</text:p>
          </table:table-cell>
          <table:table-cell office:value-type="string">
            <text:p>uint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ff</text:p>
          </table:table-cell>
          <table:table-cell office:value-type="string">
            <text:p>1/16 weight</text:p>
          </table:table-cell>
          <table:table-cell office:value-type="string">
            <text:p>1/4 weight</text:p>
          </table:table-cell>
          <table:table-cell office:value-type="string">
            <text:p>Every cycle</text:p>
          </table:table-cell>
          <table:table-cell/>
        </table:table-row>
        <table:table-row table:style-name="ro1">
          <table:table-cell/>
          <table:table-cell office:value-type="string">
            <text:p>balancing_on</text:p>
          </table:table-cell>
          <table:table-cell office:value-type="string">
            <text:p>Use balancing</text:p>
          </table:table-cell>
          <table:table-cell office:value-type="string">
            <text:p>uint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logging_mode</text:p>
          </table:table-cell>
          <table:table-cell office:value-type="string">
            <text:p>Logging mode</text:p>
          </table:table-cell>
          <table:table-cell office:value-type="string">
            <text:p>uint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When logging mode is changed, logs are lost</text:p>
          </table:table-cell>
          <table:table-cell office:value-type="string">
            <text:p>off</text:p>
          </table:table-cell>
          <table:table-cell office:value-type="string">
            <text:p>Minimum</text:p>
          </table:table-cell>
          <table:table-cell office:value-type="string">
            <text:p>Basic</text:p>
          </table:table-cell>
          <table:table-cell office:value-type="string">
            <text:p>Full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>
            <text:p>Current sensing</text:p>
          </table:table-cell>
          <table:table-cell table:style-name="ce2" office:value-type="string">
            <text:p>use_ref</text:p>
          </table:table-cell>
          <table:table-cell office:value-type="string">
            <text:p>Use reference pin</text:p>
          </table:table-cell>
          <table:table-cell office:value-type="string">
            <text:p>uint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struct isense</text:p>
          </table:table-cell>
          <table:table-cell office:value-type="string">
            <text:p>calib_offset_at_boot</text:p>
          </table:table-cell>
          <table:table-cell office:value-type="string">
            <text:p>Calibrate offset at boot</text:p>
          </table:table-cell>
          <table:table-cell office:value-type="string">
            <text:p>uint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offset</text:p>
          </table:table-cell>
          <table:table-cell office:value-type="string">
            <text:p>Reference offset</text:p>
          </table:table-cell>
          <table:table-cell office:value-type="string">
            <text:p>int16</text:p>
          </table:table-cell>
          <table:table-cell office:value-type="float" office:value="-32768">
            <text:p>-32768</text:p>
          </table:table-cell>
          <table:table-cell office:value-type="float" office:value="32767">
            <text:p>32767</text:p>
          </table:table-cell>
          <table:table-cell office:value-type="float" office:value="0">
            <text:p>0</text:p>
          </table:table-cell>
          <table:table-cell office:value-type="string">
            <text:p>Manual offset on top of reference pin; used if calibrate at boot = 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gain</text:p>
          </table:table-cell>
          <table:table-cell office:value-type="string">
            <text:p>Gain</text:p>
          </table:table-cell>
          <table:table-cell office:value-type="string">
            <text:p>int16</text:p>
          </table:table-cell>
          <table:table-cell office:value-type="float" office:value="-32768">
            <text:p>-32768</text:p>
          </table:table-cell>
          <table:table-cell office:value-type="float" office:value="32767">
            <text:p>32767</text:p>
          </table:table-cell>
          <table:table-cell office:value-type="float" office:value="1000">
            <text:p>1000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>
            <text:p>Balancing</text:p>
          </table:table-cell>
          <table:table-cell table:style-name="ce1"/>
          <table:table-cell office:value-type="string">
            <text:p>Balancing current</text:p>
          </table:table-cell>
          <table:table-cell office:value-type="string">
            <text:p>uint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low (LED only)</text:p>
          </table:table-cell>
          <table:table-cell office:value-type="string">
            <text:p>high (LED+m.res.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ax balancing time</text:p>
          </table:table-cell>
          <table:table-cell office:value-type="string">
            <text:p>int16</text:p>
          </table:table-cell>
          <table:table-cell office:value-type="float" office:value="1">
            <text:p>1</text:p>
          </table:table-cell>
          <table:table-cell office:value-type="float" office:value="30000">
            <text:p>30000</text:p>
          </table:table-cell>
          <table:table-cell office:value-type="float" office:value="10000">
            <text:p>10000</text:p>
          </table:table-cell>
          <table:table-cell office:value-type="string">
            <text:p>Unit: 8 second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Balancing time per mV diff</text:p>
          </table:table-cell>
          <table:table-cell office:value-type="string">
            <text:p>int16</text:p>
          </table:table-cell>
          <table:table-cell office:value-type="float" office:value="1">
            <text:p>1</text:p>
          </table:table-cell>
          <table:table-cell office:value-type="float" office:value="1500">
            <text:p>1500</text:p>
          </table:table-cell>
          <table:table-cell office:value-type="float" office:value="20">
            <text:p>20</text:p>
          </table:table-cell>
          <table:table-cell office:value-type="string">
            <text:p>1sec/mV. e.g. 42: 20mV = 14 minute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Balance at</text:p>
          </table:table-cell>
          <table:table-cell office:value-type="string">
            <text:p>uint8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string">
            <text:p>Not allowed</text:p>
          </table:table-cell>
          <table:table-cell office:value-type="string">
            <text:p>Standard High</text:p>
          </table:table-cell>
          <table:table-cell office:value-type="string">
            <text:p>Alternative High</text:p>
          </table:table-cell>
          <table:table-cell office:value-type="string">
            <text:p>At both</text:p>
          </table:table-cell>
          <table:table-cell/>
        </table:table-row>
      </table:table>
      <table:table table:name="Logging" table:style-name="ta1" table:print="false"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2" office:value-type="float" office:value="1024">
            <text:p>1024</text:p>
          </table:table-cell>
          <table:table-cell office:value-type="string">
            <text:p>bytes EEPROM</text:p>
          </table:table-cell>
          <table:table-cell table:number-columns-repeated="3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bytes for settings</text:p>
          </table:table-cell>
          <table:table-cell table:number-columns-repeated="3"/>
        </table:table-row>
        <table:table-row table:style-name="ro1">
          <table:table-cell table:style-name="ce2" office:value-type="float" office:value="768">
            <text:p>768</text:p>
          </table:table-cell>
          <table:table-cell office:value-type="string">
            <text:p>bytes for logging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style-name="ce1"/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>
            <text:p>bytes</text:p>
          </table:table-cell>
          <table:table-cell office:value-type="string">
            <text:p>bytes/cell</text:p>
          </table:table-cell>
          <table:table-cell office:value-type="string">
            <text:p>what?</text:p>
          </table:table-cell>
          <table:table-cell/>
        </table:table-row>
        <table:table-row table:style-name="ro1">
          <table:table-cell table:style-name="ce1" office:value-type="string">
            <text:p>Minimum</text:p>
          </table:table-cell>
          <table:table-cell table:number-columns-repeated="2"/>
          <table:table-cell table:style-name="ce1" office:value-type="string">
            <text:p>Problem events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Event ID &amp; data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>
            <text:p>Basic</text:p>
          </table:table-cell>
          <table:table-cell table:number-columns-repeated="2"/>
          <table:table-cell table:style-name="ce1" office:value-type="string">
            <text:p>Problem events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Event ID &amp; data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style-name="ce1" office:value-type="string">
            <text:p>0% events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owest cell #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Measured pack Ah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style-name="ce1" office:value-type="string">
            <text:p>100% events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owest cell #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Lowest cell V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Unbalance sum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Full</text:p>
          </table:table-cell>
          <table:table-cell table:number-columns-repeated="2"/>
          <table:table-cell table:style-name="ce1" office:value-type="string">
            <text:p>Problem events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Event ID &amp; data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style-name="ce1" office:value-type="string">
            <text:p>0% events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Measured pack Ah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Measured pack Wh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Cell V list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Cell T list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style-name="ce1" office:value-type="string">
            <text:p>100% events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Cell V list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Cell T list</text:p>
          </table:table-cell>
          <table:table-cell/>
        </table:table-row>
      </table:table>
      <table:table table:name="Menus" table:style-name="ta1" table:print="false">
        <table:table-column table:style-name="co12" table:default-cell-style-name="Default"/>
        <table:table-column table:style-name="co13" table:default-cell-style-name="Default"/>
        <table:table-row table:style-name="ro1">
          <table:table-cell/>
          <table:table-cell office:value-type="string">
            <text:p>CONFIGURATION MAIN MEN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nit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ttery pack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ell limit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urrent sensing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alancing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Loggin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ctions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>
            <text:p>UNITS MEN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emperature uni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urrent rang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Output text format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>
            <text:p>BATTERY PACK MEN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um of cell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riginal Ah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ctual Ah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office:value-type="string">
            <text:p>CELL LIMITS MENU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</table:table-row>
        <table:table-row table:style-name="ro1" table:number-rows-repeated="6">
          <table:table-cell table:number-columns-repeated="2"/>
        </table:table-row>
        <table:table-row table:style-name="ro1">
          <table:table-cell/>
          <table:table-cell office:value-type="string">
            <text:p>CURRENT SENSING MEN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nable current sens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se reference pin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>
            <text:p>BALANCING MENU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/>
          <table:table-cell office:value-type="string">
            <text:p>ACTIONS MEN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nitialize nod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link nod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end custom comman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verride current integrator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5">15.12.2015</text:date>, <text:time>19:58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15M9S</meta:editing-duration>
    <meta:editing-cycles>22</meta:editing-cycles>
    <meta:generator>OpenOffice/4.1.0$Win32 OpenOffice.org_project/410m18$Build-9764</meta:generator>
    <dc:date>2015-12-15T19:58:16.18</dc:date>
    <dc:creator>H. Ruhanto</dc:creator>
    <meta:document-statistic meta:table-count="3" meta:cell-count="349" meta:object-count="0"/>
    <meta:user-defined meta:name="Info 1"/>
    <meta:user-defined meta:name="Info 2"/>
    <meta:user-defined meta:name="Info 3"/>
    <meta:user-defined meta:name="Info 4"/>
  </office:meta>
</office:document-meta>
</file>